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561" officeooo:paragraph-rsid="0008d561"/>
    </style:style>
    <style:style style:name="P2" style:family="paragraph" style:parent-style-name="Standard">
      <style:text-properties fo:font-weight="bold" officeooo:rsid="0008d561" officeooo:paragraph-rsid="0008d561" style:font-weight-asian="bold" style:font-weight-complex="bold"/>
    </style:style>
    <style:style style:name="P3" style:family="paragraph" style:parent-style-name="Standard">
      <style:text-properties fo:font-weight="bold" officeooo:rsid="0008d561" officeooo:paragraph-rsid="0009526b" style:font-weight-asian="bold" style:font-weight-complex="bold"/>
    </style:style>
    <style:style style:name="P4" style:family="paragraph" style:parent-style-name="Standard">
      <style:text-properties fo:color="#ff0000" fo:font-weight="bold" officeooo:rsid="0009526b" officeooo:paragraph-rsid="0009526b" style:font-weight-asian="bold" style:font-weight-complex="bold"/>
    </style:style>
    <style:style style:name="P5" style:family="paragraph" style:parent-style-name="Standard">
      <style:text-properties fo:color="#ff0000" officeooo:rsid="00091d9b" officeooo:paragraph-rsid="00091d9b"/>
    </style:style>
    <style:style style:name="P6" style:family="paragraph" style:parent-style-name="Standard">
      <style:text-properties fo:color="#ff0000" officeooo:rsid="0008d561" officeooo:paragraph-rsid="0008d561"/>
    </style:style>
    <style:style style:name="P7" style:family="paragraph" style:parent-style-name="Standard">
      <style:text-properties fo:color="#ff0000" officeooo:rsid="0008d561" officeooo:paragraph-rsid="000b4b8b"/>
    </style:style>
    <style:style style:name="P8" style:family="paragraph" style:parent-style-name="Standard">
      <style:text-properties fo:color="#ff0000" officeooo:rsid="0008d561" officeooo:paragraph-rsid="000ce747"/>
    </style:style>
    <style:style style:name="T1" style:family="text">
      <style:text-properties officeooo:rsid="00091d9b"/>
    </style:style>
    <style:style style:name="T2" style:family="text">
      <style:text-properties officeooo:rsid="000b4b8b"/>
    </style:style>
    <style:style style:name="T3" style:family="text">
      <style:text-properties officeooo:rsid="000ce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ntax of Mini-Pascal </text:p>
      <text:p text:style-name="P2">------------------------------------------------------------------------------------------------------------------------</text:p>
      <text:p text:style-name="P1">Syntax in recursive descent order </text:p>
      <text:p text:style-name="P3">------------------------------------------------------------------------------------------------------------------------</text:p>
      <text:p text:style-name="P1">&lt;program&gt; ::= <text:tab/>program &lt;identifier&gt; ; &lt;block&gt; . </text:p>
      <text:p text:style-name="P1">&lt;block&gt; ::= <text:tab/>&lt;variable declaration part&gt; </text:p>
      <text:p text:style-name="P1"><text:tab/><text:tab/>&lt;procedure declaration part&gt; </text:p>
      <text:p text:style-name="P1"><text:tab/><text:tab/>&lt;statement part&gt; </text:p>
      <text:p text:style-name="P3">------------------------------------------------------------------------------------------------------------------------</text:p>
      <text:p text:style-name="P1">&lt;variable declaration part&gt; ::= <text:tab/>&lt;empty&gt; | </text:p>
      <text:p text:style-name="P1">var &lt;variable declaration&gt; ; </text:p>
      <text:p text:style-name="P1"><text:s text:c="4"/>{ &lt;variable declaration&gt; ; } </text:p>
      <text:p text:style-name="P1">&lt;variable declaration&gt; ::= <text:tab/>&lt;identifier &gt; { , &lt;identifier&gt; } : &lt;type&gt; </text:p>
      <text:p text:style-name="P1">&lt;type&gt; ::= <text:tab/>&lt;simple type&gt; | &lt;array type&gt; </text:p>
      <text:p text:style-name="P1">&lt;array type&gt; ::= <text:tab/>array [ &lt;index range&gt; ] of &lt;simple type&gt; </text:p>
      <text:p text:style-name="P1">&lt;index range&gt; ::= <text:tab/>&lt;integer constant&gt; .. &lt;integer constant&gt; </text:p>
      <text:p text:style-name="P1">&lt;simple type&gt; ::= <text:tab/>&lt;type identifier&gt; </text:p>
      <text:p text:style-name="P1">&lt;type identifier&gt; ::= <text:tab/>&lt;identifier&gt; </text:p>
      <text:p text:style-name="P3">------------------------------------------------------------------------------------------------------------------------</text:p>
      <text:p text:style-name="P1">&lt;procedure declaration part&gt; ::= <text:tab/>{ &lt;procedure declaration&gt; ; } </text:p>
      <text:p text:style-name="P6">&lt;procedure declaration&gt; ::= <text:tab/>procedure &lt;identifier&gt; <text:span text:style-name="T3">&lt;FormalParameters&gt;</text:span> ; &lt;<text:span text:style-name="T2">procedure </text:span>block&gt; </text:p>
      <text:p text:style-name="P8"><text:span text:style-name="T3">&lt;FormalParameters&gt; ::= “(” [&lt;FPSection&gt; ]{“;” &lt;FPSection&gt; }] “)”</text:span></text:p>
      <text:p text:style-name="P8"><text:span text:style-name="T3">&lt;FPSection&gt; ::= [“VAR”] IdentList “:” type</text:span></text:p>
      <text:p text:style-name="P7">&lt;<text:span text:style-name="T2">procedure </text:span>block&gt; <text:s/>::<text:span text:style-name="T2">= <text:s/></text:span>&lt;variable declaration part&gt; </text:p>
      <text:p text:style-name="P7"><text:tab/><text:tab/><text:tab/> <text:s/>&lt;statement part&gt; </text:p>
      <text:p text:style-name="P3">------------------------------------------------------------------------------------------------------------------------</text:p>
      <text:p text:style-name="P1">&lt;statement part&gt; ::= <text:tab/>&lt;compound statement&gt; </text:p>
      <text:p text:style-name="P1">&lt;compound statement&gt; ::= <text:tab/>begin &lt;statement&gt;{ ; &lt;statement&gt; } ; end </text:p>
      <text:p text:style-name="P1">&lt;statement&gt; ::= <text:tab/>&lt;simple statement&gt; | &lt;structured statement&gt; </text:p>
      <text:p text:style-name="P3">------------------------------------------------------------------------------------------------------------------------</text:p>
      <text:p text:style-name="P1">&lt;simple statement&gt; ::= <text:tab/>&lt;assignment statement&gt; | &lt;procedure statement&gt; | </text:p>
      <text:p text:style-name="P1">&lt;read statement&gt; | &lt;write statement&gt; </text:p>
      <text:p text:style-name="P1">&lt;assignment statement&gt; ::= <text:tab/>&lt;variable&gt; := &lt;expression&gt; </text:p>
      <text:p text:style-name="P1">&lt;procedure statement&gt; ::= <text:tab/>&lt;procedure identifier&gt; </text:p>
      <text:p text:style-name="P1">&lt;procedure identifier&gt; ::= <text:tab/>&lt;identifier&gt; </text:p>
      <text:p text:style-name="P1">&lt;read statement&gt; ::= <text:tab/>read ( &lt;input variable&gt; { , &lt;input variable&gt; } ) </text:p>
      <text:p text:style-name="P1">&lt;input variable&gt; ::= <text:tab/>&lt;variable&gt; </text:p>
      <text:p text:style-name="P1">&lt;write statement&gt; ::= <text:tab/>write ( &lt;output value&gt; { , &lt;output value&gt; } ) </text:p>
      <text:p text:style-name="P1">&lt;output value&gt; ::= <text:tab/>&lt;expression&gt; </text:p>
      <text:p text:style-name="P3">------------------------------------------------------------------------------------------------------------------------</text:p>
      <text:p text:style-name="P1">&lt;structured statement&gt; ::= <text:tab/>&lt;compound statement&gt; | &lt;if statement&gt; | </text:p>
      <text:p text:style-name="P1">&lt;while statement&gt; <text:s/><text:span text:style-name="T1">| &lt;for statement&gt;</text:span></text:p>
      <text:p text:style-name="P1">&lt;if statement&gt; ::= <text:tab/>if &lt;expression&gt; then &lt;statement&gt; | </text:p>
      <text:p text:style-name="P1">if &lt;expression&gt; then &lt;statement&gt; else &lt;statement&gt; </text:p>
      <text:p text:style-name="P1">&lt;while statement&gt; ::= <text:tab/>while &lt;expression&gt; do &lt;statement&gt; </text:p>
      <text:p text:style-name="P5">for &lt; variable &gt; ::= &lt; initial_value &gt; to [down to] &lt; final_value &gt; do </text:p>
      <text:p text:style-name="P5"><text:s text:c="3"/>&lt;statement part&gt;;</text:p>
      <text:p text:style-name="P3">------------------------------------------------------------------------------------------------------------------------</text:p>
      <text:p text:style-name="P1">&lt;expression&gt; ::= <text:tab/>&lt;simple expression&gt; | </text:p>
      <text:p text:style-name="P1">&lt;simple expression&gt; &lt;relational operator&gt; &lt;simple expression&gt; </text:p>
      <text:p text:style-name="P1">&lt;simple expression&gt; ::= <text:tab/>&lt;sign&gt; &lt;term&gt; { &lt;adding operator&gt; &lt;term&gt; } </text:p>
      <text:p text:style-name="P1">&lt;term&gt; ::= <text:tab/>&lt;factor&gt; { &lt;multiplying operator&gt; &lt;factor&gt; } </text:p>
      <text:p text:style-name="P1"><text:soft-page-break/>&lt;factor&gt; ::= <text:tab/>&lt;variable&gt; | &lt;constant&gt; | ( &lt;expression&gt; ) | not &lt;factor&gt; </text:p>
      <text:p text:style-name="P3">------------------------------------------------------------------------------------------------------------------------</text:p>
      <text:p text:style-name="P1">&lt;relational operator&gt; ::= <text:tab/>= | &lt;&gt; | &lt; | &lt;= | &gt;= | &gt; </text:p>
      <text:p text:style-name="P1">&lt;sign&gt; ::= <text:tab/>+ | - | &lt;empty&gt; </text:p>
      <text:p text:style-name="P1">&lt;adding operator&gt; ::= <text:tab/>+ | - | or </text:p>
      <text:p text:style-name="P1">&lt;multiplying operator&gt; ::= <text:tab/>* | div | and </text:p>
      <text:p text:style-name="P3">------------------------------------------------------------------------------------------------------------------------</text:p>
      <text:p text:style-name="P1">&lt;variable&gt; ::= <text:tab/>&lt;entire variable&gt; | &lt;indexed variable&gt; </text:p>
      <text:p text:style-name="P1">&lt;indexed variable&gt; ::= <text:tab/>&lt;array variable&gt; [ &lt;expression&gt; ] </text:p>
      <text:p text:style-name="P1">&lt;array variable&gt; ::= <text:tab/>&lt;entire variable&gt; </text:p>
      <text:p text:style-name="P1">&lt;entire variable&gt; ::= <text:tab/>&lt;variable identifier&gt; </text:p>
      <text:p text:style-name="P1">&lt;variable identifier&gt; ::= <text:tab/>&lt;identifier&gt; </text:p>
      <text:p text:style-name="P3">------------------------------------------------------------------------------------------------------------------------</text:p>
      <text:p text:style-name="P1">Lexical grammar </text:p>
      <text:p text:style-name="P3">------------------------------------------------------------------------------------------------------------------------</text:p>
      <text:p text:style-name="P1">&lt;constant&gt; ::= <text:tab/>&lt;integer constant&gt; | &lt;character constant&gt; | &lt;constant identifier&gt; </text:p>
      <text:p text:style-name="P1">&lt;constant identifier&gt; ::= <text:tab/>&lt;identifier&gt; </text:p>
      <text:p text:style-name="P1">&lt;identifier&gt; ::= <text:tab/>&lt;letter&gt; { &lt;letter or digit&gt; } </text:p>
      <text:p text:style-name="P1">&lt;letter or digit&gt; ::= <text:tab/>&lt;letter&gt; | &lt;digit&gt; </text:p>
      <text:p text:style-name="P1">&lt;integer constant&gt; ::= <text:tab/>&lt;digit&gt; { &lt;digit&gt; } </text:p>
      <text:p text:style-name="P1">&lt;character constant&gt; ::= <text:tab/>'&lt; any character other than ' &gt;' <text:s/>| <text:s/>'''' </text:p>
      <text:p text:style-name="P1">&lt;letter&gt; ::= <text:tab/>a | b | c | d | e | f | g | h | i | j | k | l | m | n | o | </text:p>
      <text:p text:style-name="P1">p | q | r | s | t | u | v | w | x | y | z | A | B | C | </text:p>
      <text:p text:style-name="P1">D | E | F | G | H | I | J | K | L | M | N | O | P </text:p>
      <text:p text:style-name="P1">| Q | R | S | T | U | V | W | X | Y | Z </text:p>
      <text:p text:style-name="P1">&lt;digit&gt; ::= <text:tab/>0 | 1 | 2 | 3 | 4 | 5 | 6 | 7 | 8 | 9 </text:p>
      <text:p text:style-name="P1">&lt;special symbol&gt; ::= <text:tab/>+ | - | * | = | &lt;&gt; | &lt; | &gt; | &lt;= | &gt;= | </text:p>
      <text:p text:style-name="P1">( | ) | [ | ] | := | . | , | ; | : | .. | div | or | </text:p>
      <text:p text:style-name="P1">and | not | if | then | else | of | while | do | </text:p>
      <text:p text:style-name="P1">begin | end | read | write | var | array | </text:p>
      <text:p text:style-name="P1">procedure | program </text:p>
      <text:p text:style-name="P1">&lt;predefined identifier&gt; ::= <text:tab/>integer | Boolean | true | false </text:p>
      <text:p text:style-name="P3">------------------------------------------------------------------------------------------------------------------------</text:p>
      <text:p text:style-name="P4">stringConst =&gt; /\'.+\'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01:16:39.269542990</meta:creation-date>
    <dc:date>2015-05-30T14:31:31.486044276</dc:date>
    <meta:editing-duration>PT12M49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2" meta:paragraph-count="86" meta:word-count="648" meta:character-count="5104" meta:non-whitespace-character-count="4405"/>
  </office:meta>
</office:document-meta>
</file>